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Standard" style:family="paragraph">
      <style:text-properties style:font-name="Times New Roman" style:font-name-complex="Times New Roman"/>
    </style:style>
    <style:style style:name="P3" style:parent-style-name="Standard" style:family="paragraph">
      <style:text-properties style:font-name="Times New Roman" style:font-name-complex="Times New Roman"/>
    </style:style>
    <style:style style:name="T4" style:parent-style-name="DefaultParagraphFont" style:family="text">
      <style:text-properties fo:language="id" fo:country="ID" style:language-asian="id" style:country-asian="ID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ma : Kori Indah Prastika Wati</text:p>
      <text:p text:style-name="P2">Nim : L200170053</text:p>
      <text:p text:style-name="P3">Kelas : C</text:p>
      <text:p text:style-name="Standard"><text:span text:style-name="T4"><draw:frame draw:z-index="251658240" draw:style-name="a0" draw:name="Image1" text:anchor-type="paragraph" svg:x="-0.1953in" svg:y="0.0618in" svg:width="7.3445in" svg:height="3.9772in" style:rel-width="scale" style:rel-height="scale"><draw:image xlink:href="media/image1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US</dc:creator>
    <meta:creation-date>2018-12-07T10:50:00Z</meta:creation-date>
    <dc:date>2018-12-27T09:51:00Z</dc:date>
    <meta:template xlink:href="Normal" xlink:type="simple"/>
    <meta:editing-cycles>2</meta:editing-cycles>
    <meta:editing-duration>PT180S</meta:editing-duration>
    <meta:document-statistic meta:page-count="1" meta:paragraph-count="1" meta:word-count="9" meta:character-count="61" meta:row-count="1" meta:non-whitespace-character-count="53"/>
  </office:meta>
</office:document-meta>
</file>